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project_id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6c436-c562-493a-a394-f02e3a2cf51f</text:p>
          </table:table-cell>
          <table:table-cell office:value-type="string">
            <text:p>Test1111.baccc48f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4-17T08:27:29Z</text:p>
          </table:table-cell>
          <table:table-cell office:value-type="string">
            <text:p>2025-04-18T08:26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4-11-25T23:5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5-27T14:4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